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00000004C038F158725B61E27.png" manifest:media-type="image/png"/>
  <manifest:file-entry manifest:full-path="Pictures/10003D35000016780000064F502AEDE2DAC79B30.svg" manifest:media-type="image/svg+xml"/>
  <manifest:file-entry manifest:full-path="Pictures/1000000000000ECA000001AC56EDC807FF621C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0.639cm" svg:height="4.592cm" svg:x="0cm" svg:y="0cm">
          <draw:image xlink:href="Pictures/1000000000000ECA000001AC56EDC807FF621C51.png" xlink:type="simple" xlink:show="embed" xlink:actuate="onLoad" draw:mime-type="image/png">
            <text:p/>
          </draw:image>
        </draw:frame>
        <draw:frame draw:style-name="gr2" draw:text-style-name="P2" draw:layer="layout" svg:width="5.751cm" svg:height="1.614cm" svg:x="32.857cm" svg:y="1.434cm">
          <draw:image xlink:href="Pictures/10003D35000016780000064F502AEDE2DAC79B30.svg" xlink:type="simple" xlink:show="embed" xlink:actuate="onLoad" draw:mime-type="image/svg+xml">
            <text:p/>
          </draw:image>
          <draw:image xlink:href="Pictures/10000201000001100000004C038F158725B61E27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5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6cm" svg:x="2.032cm" svg:y="0.911cm" presentation:class="title" presentation:placeholder="true">
        <draw:text-box/>
      </draw:frame>
      <draw:frame presentation:style-name="Default-outline1" draw:layer="backgroundobjects" svg:width="36.575cm" svg:height="13.257cm" svg:x="2.032cm" svg:y="5.348cm" presentation:class="outline" presentation:placeholder="true">
        <draw:text-box/>
      </draw:frame>
      <draw:frame presentation:style-name="Mpr1" draw:text-style-name="MP2" draw:layer="backgroundobjects" svg:width="9.468cm" svg:height="1.575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5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5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3:06:04.472784929</meta:creation-date>
    <dc:date>2022-05-25T19:18:37.503827308</dc:date>
    <meta:editing-duration>PT1H48M15S</meta:editing-duration>
    <meta:editing-cycles>15</meta:editing-cycles>
    <meta:generator>LibreOffice/7.0.4.2$Linux_X86_64 LibreOffice_project/00$Build-2</meta:generator>
    <meta:document-statistic meta:object-count="25"/>
  </office:meta>
</office:document-meta>
</file>